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87" svg:stroke-opacity="100%" draw:auto-grow-width="false" draw:auto-grow-height="fals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01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04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97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56" svg:stroke-opacity="100%" draw:auto-grow-width="false" draw:auto-grow-height="false"/>
      <style:paragraph-properties style:font-independent-line-spacing="false" style:writing-mode="lr-tb"/>
    </style:style>
    <style:style style:family="graphic" style:name="a811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14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1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48" svg:stroke-opacity="100%" draw:auto-grow-width="false" draw:auto-grow-height="false"/>
      <style:paragraph-properties style:font-independent-line-spacing="fals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20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53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52" svg:stroke-opacity="100%" draw:auto-grow-width="false" draw:auto-grow-height="false"/>
      <style:paragraph-properties style:font-independent-line-spacing="fals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56" svg:stroke-opacity="100%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0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69" svg:stroke-opacity="100%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76" svg:stroke-opacity="100%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60" svg:stroke-opacity="100%" draw:auto-grow-width="false" draw:auto-grow-height="false"/>
      <style:paragraph-properties style:font-independent-line-spacing="fals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64" svg:stroke-opacity="100%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69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68" svg:stroke-opacity="100%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80" svg:stroke-opacity="100%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8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83" svg:stroke-opacity="100%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7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000000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0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3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000000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000000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0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09" svg:stroke-opacity="100%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58" svg:stroke-opacity="100%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07" svg:stroke-opacity="100%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62" svg:stroke-opacity="100%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66" svg:stroke-opacity="100%" draw:auto-grow-width="false" draw:auto-grow-height="false"/>
      <style:paragraph-properties style:font-independent-line-spacing="fals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dddddd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11" svg:stroke-opacity="100%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515" svg:stroke-opacity="100%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0">
      <style:graphic-properties fo:wrap-option="wrap" fo:padding-top="0.05591in" fo:padding-bottom="0.05591in" fo:padding-left="0.10512in" fo:padding-right="0.10512in" draw:textarea-vertical-align="middle" draw:textarea-horizontal-align="left" draw:fill="none" draw:stroke="dash" draw:stroke-dash="a728" svg:stroke-width="0.01378in" svg:stroke-color="#000000" draw:marker-end="a729" svg:stroke-opacity="100%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736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center" draw:fill="solid" draw:fill-color="#eaeaea" draw:opacity="100%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80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79" svg:stroke-opacity="100%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Noto Sans CJK SC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591in" fo:padding-bottom="0.05591in" fo:padding-left="0.10512in" fo:padding-right="0.10512in" draw:textarea-vertical-align="middle" draw:textarea-horizontal-align="left" draw:fill="none" draw:stroke="solid" svg:stroke-width="0.01378in" svg:stroke-color="#000000" draw:marker-end="a683" svg:stroke-opacity="100%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04" draw:master-page-name="Master1-Layout7-blank-Blank" presentation:presentation-page-layout-name="Master1-PPL7" draw:id="Slide-256">
        <draw:custom-shape svg:x="4.20827in" svg:y="5.44803in" svg:width="1.06969in" svg:height="0in" draw:id="id59" draw:style-name="a508" draw:name="Straight Connector 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1535in" svg:y="5.89252in" svg:width="1.06929in" svg:height="0in" draw:id="id60" draw:style-name="a512" draw:name="Straight Connector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5709in" svg:y="6.6563in" svg:width="3.27953in" svg:height="0in" draw:id="id61" draw:style-name="a516" draw:name="Straight Connector 5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62" draw:style-name="a520" draw:name="TextBox 6" svg:x="0.37677in" svg:y="0.33346in" svg:width="8.87323in" svg:height="0.41654in">
          <draw:text-box>
            <text:p text:style-name="a519" text:class-names="" text:cond-style-name=""><text:span text:style-name="a517" text:class-names="">HotJavaDraw</text:span><text:span text:style-name="a518" text:class-names=""><text:s text:c="1"/>- Architecture Overview</text:span></text:p>
          </draw:text-box>
          <svg:title/>
          <svg:desc/>
        </draw:frame>
        <draw:frame draw:id="id63" draw:style-name="a523" draw:name="TextBox 7" svg:x="3.03976in" svg:y="2.82126in" svg:width="0.9374in" svg:height="0.29173in">
          <draw:text-box>
            <text:p text:style-name="a522" text:class-names="" text:cond-style-name=""><text:span text:style-name="a521" text:class-names="">Drawing</text:span></text:p>
          </draw:text-box>
          <svg:title/>
          <svg:desc/>
        </draw:frame>
        <draw:frame draw:id="id64" draw:style-name="a526" draw:name="TextBox 8" svg:x="1.15787in" svg:y="3.86299in" svg:width="0.66654in" svg:height="0.27087in">
          <draw:text-box>
            <text:p text:style-name="a525" text:class-names="" text:cond-style-name=""><text:span text:style-name="a524" text:class-names="">Handle</text:span></text:p>
          </draw:text-box>
          <svg:title/>
          <svg:desc/>
        </draw:frame>
        <draw:frame draw:id="id65" draw:style-name="a529" draw:name="TextBox 9" svg:x="3.03976in" svg:y="3.86299in" svg:width="0.93937in" svg:height="0.27087in">
          <draw:text-box>
            <text:p text:style-name="a528" text:class-names="" text:cond-style-name=""><text:span text:style-name="a527" text:class-names="">Figure</text:span></text:p>
          </draw:text-box>
          <svg:title/>
          <svg:desc/>
        </draw:frame>
        <draw:frame draw:id="id66" draw:style-name="a532" draw:name="TextBox 10" svg:x="1.13031in" svg:y="2.82126in" svg:width="0.68071in" svg:height="0.27087in">
          <draw:text-box>
            <text:p text:style-name="a531" text:class-names="" text:cond-style-name=""><text:span text:style-name="a530" text:class-names="">Tool</text:span></text:p>
          </draw:text-box>
          <svg:title/>
          <svg:desc/>
        </draw:frame>
        <draw:g draw:name="Group 11" draw:id="id67">
          <svg:title/>
          <svg:desc/>
          <draw:custom-shape svg:x="1.47402in" svg:y="1.39409in" svg:width="0in" svg:height="0.57638in" draw:id="id153" draw:style-name="a817" draw:name="Straight Connector 12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37165in" svg:y="1.62323in" svg:width="0.20669in" svg:height="0.13386in" draw:id="id154" draw:style-name="a820" draw:name="Freeform: Shape 13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type="non-primitive" svg:viewBox="0 0 526 341" draw:enhanced-path="M 0 341 L 526 341 263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6"/>
              <draw:equation draw:name="f7" draw:formula="?f4 / 341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g draw:name="Group 14" draw:id="id68">
          <svg:title/>
          <svg:desc/>
          <draw:custom-shape svg:x="3.46338in" svg:y="1.39921in" svg:width="0in" svg:height="0.57638in" draw:id="id151" draw:style-name="a811" draw:name="Straight Connector 15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36102in" svg:y="1.62835in" svg:width="0.20669in" svg:height="0.13386in" draw:id="id152" draw:style-name="a814" draw:name="Freeform: Shape 16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type="non-primitive" svg:viewBox="0 0 526 341" draw:enhanced-path="M 0 341 L 526 341 263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6"/>
              <draw:equation draw:name="f7" draw:formula="?f4 / 341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id="id69" draw:style-name="a536" draw:name="TextBox 17" svg:x="0.99842in" svg:y="1.93937in" svg:width="1.00709in" svg:height="0.30551in">
          <draw:text-box>
            <text:p text:style-name="a535" text:class-names="" text:cond-style-name=""><text:span text:style-name="a533" text:class-names="">DrawWindow</text:span><text:span text:style-name="a534" text:class-names=""/></text:p>
          </draw:text-box>
          <svg:title/>
          <svg:desc/>
        </draw:frame>
        <draw:frame draw:id="id70" draw:style-name="a539" draw:name="TextBox 18" svg:x="1.10945in" svg:y="1.14764in" svg:width="0.66654in" svg:height="0.27087in">
          <draw:text-box>
            <text:p text:style-name="a538" text:class-names="" text:cond-style-name=""><text:span text:style-name="a537" text:class-names="">Frame</text:span></text:p>
          </draw:text-box>
          <svg:title/>
          <svg:desc/>
        </draw:frame>
        <draw:frame draw:id="id71" draw:style-name="a542" draw:name="TextBox 19" svg:x="2.97756in" svg:y="1.93937in" svg:width="1.00709in" svg:height="0.29843in">
          <draw:text-box>
            <text:p text:style-name="a541" text:class-names="" text:cond-style-name=""><text:span text:style-name="a540" text:class-names="">DrawingView</text:span></text:p>
          </draw:text-box>
          <svg:title/>
          <svg:desc/>
        </draw:frame>
        <draw:frame draw:id="id72" draw:style-name="a545" draw:name="TextBox 20" svg:x="3.09567in" svg:y="1.1752in" svg:width="0.66654in" svg:height="0.27087in">
          <draw:text-box>
            <text:p text:style-name="a544" text:class-names="" text:cond-style-name=""><text:span text:style-name="a543" text:class-names="">Panel</text:span></text:p>
          </draw:text-box>
          <svg:title/>
          <svg:desc/>
        </draw:frame>
        <draw:custom-shape svg:x="2.17717in" svg:y="2.17717in" svg:width="0.75354in" svg:height="0in" draw:id="id73" draw:style-name="a549" draw:name="Straight Connector 21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05748in" svg:y="2.01575in" svg:width="0.86457in" svg:height="0in" draw:id="id74" draw:style-name="a553" draw:name="Straight Connector 2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3228in" svg:y="2.27244in" svg:width="0in" svg:height="0.51063in" draw:id="id75" draw:style-name="a557" draw:name="Straight Connector 23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49488in" svg:y="2.38189in" svg:width="0in" svg:height="0.42205in" draw:id="id76" draw:style-name="a561" draw:name="Straight Connector 2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4252in" svg:y="3.25157in" svg:width="0in" svg:height="0.5315in" draw:id="id77" draw:style-name="a565" draw:name="Straight Connector 25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8189in" svg:y="4.0122in" svg:width="1.12323in" svg:height="0in" draw:id="id78" draw:style-name="a569" draw:name="Straight Connector 26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9" draw:style-name="a572" draw:name="TextBox 27" svg:x="4.03307in" svg:y="1.88898in" svg:width="0.69449in" svg:height="0.26732in">
          <draw:text-box>
            <text:p text:style-name="a571" text:class-names="" text:cond-style-name=""><text:span text:style-name="a570" text:class-names="">selection</text:span></text:p>
          </draw:text-box>
          <svg:title/>
          <svg:desc/>
        </draw:frame>
        <draw:frame draw:id="id80" draw:style-name="a575" draw:name="TextBox 28" svg:x="2.14409in" svg:y="3.80551in" svg:width="0.6252in" svg:height="0.26732in">
          <draw:text-box>
            <text:p text:style-name="a574" text:class-names="" text:cond-style-name=""><text:span text:style-name="a573" text:class-names="">handles</text:span></text:p>
          </draw:text-box>
          <svg:title/>
          <svg:desc/>
        </draw:frame>
        <draw:frame draw:id="id81" draw:style-name="a580" draw:name="TextBox 29" svg:x="0.9878in" svg:y="2.3126in" svg:width="0.59567in" svg:height="0.43386in">
          <draw:text-box>
            <text:p text:style-name="a577" text:class-names="" text:cond-style-name=""><text:span text:style-name="a576" text:class-names="">current</text:span></text:p>
            <text:p text:style-name="a579" text:class-names="" text:cond-style-name=""><text:span text:style-name="a578" text:class-names="">tool</text:span></text:p>
          </draw:text-box>
          <svg:title/>
          <svg:desc/>
        </draw:frame>
        <draw:custom-shape svg:x="4.03307in" svg:y="2.09567in" svg:width="0.45157in" svg:height="1.88543in" draw:id="id82" draw:style-name="a584" draw:name="Freeform: Shape 30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1148 4790" draw:enhanced-path="F M 0 0 L 1148 0 1148 4790 0 479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8"/>
            <draw:equation draw:name="f7" draw:formula="?f4 / 479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40275in" svg:y="3.78819in" svg:width="0.07795in" svg:height="0.0626in" draw:id="id83" draw:style-name="a587" draw:name="Freeform: Shape 31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97559in" svg:y="3.95472in" svg:width="0.07795in" svg:height="0.0626in" draw:id="id84" draw:style-name="a590" draw:name="Freeform: Shape 32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1.81772in" svg:y="3.97913in" svg:width="0.07638in" svg:height="0.0626in" draw:id="id85" draw:style-name="a593" draw:name="Freeform: Shape 33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6685in" svg:y="4.9374in" svg:width="0in" svg:height="2.26575in" draw:id="id86" draw:style-name="a596" draw:name="Straight Connector 34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7" draw:style-name="a600" draw:name="TextBox 35" svg:x="2.14641in" svg:y="4.65118in" svg:width="1.05039in" svg:height="0.26732in">
          <draw:text-box>
            <text:p text:style-name="a599" text:class-names="" text:cond-style-name=""><text:span text:style-name="a597" text:class-names="">aDrawingView</text:span><text:span text:style-name="a598" text:class-names=""/></text:p>
          </draw:text-box>
          <svg:title/>
          <svg:desc/>
        </draw:frame>
        <draw:frame draw:id="id88" draw:style-name="a604" draw:name="TextBox 36" svg:x="3.93404in" svg:y="4.65118in" svg:width="0.52598in" svg:height="0.26732in">
          <draw:text-box>
            <text:p text:style-name="a603" text:class-names="" text:cond-style-name=""><text:span text:style-name="a601" text:class-names="">aTool</text:span><text:span text:style-name="a602" text:class-names=""/></text:p>
          </draw:text-box>
          <svg:title/>
          <svg:desc/>
        </draw:frame>
        <draw:custom-shape svg:x="4.18583in" svg:y="4.9374in" svg:width="0in" svg:height="2.26063in" draw:id="id89" draw:style-name="a607" draw:name="Straight Connector 37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0" draw:style-name="a611" draw:name="TextBox 38" svg:x="4.99646in" svg:y="4.65118in" svg:width="0.66496in" svg:height="0.26732in">
          <draw:text-box>
            <text:p text:style-name="a610" text:class-names="" text:cond-style-name=""><text:span text:style-name="a608" text:class-names="">aHandle</text:span><text:span text:style-name="a609" text:class-names=""/></text:p>
          </draw:text-box>
          <svg:title/>
          <svg:desc/>
        </draw:frame>
        <draw:frame draw:id="id91" draw:style-name="a615" draw:name="TextBox 39" svg:x="7.08518in" svg:y="4.65118in" svg:width="1.05039in" svg:height="0.26732in">
          <draw:text-box>
            <text:p text:style-name="a614" text:class-names="" text:cond-style-name=""><text:span text:style-name="a612" text:class-names="">aDrawWindow</text:span><text:span text:style-name="a613" text:class-names=""/></text:p>
          </draw:text-box>
          <svg:title/>
          <svg:desc/>
        </draw:frame>
        <draw:frame draw:id="id92" draw:style-name="a619" draw:name="TextBox 40" svg:x="8.45472in" svg:y="4.65118in" svg:width="0.52598in" svg:height="0.26732in">
          <draw:text-box>
            <text:p text:style-name="a618" text:class-names="" text:cond-style-name=""><text:span text:style-name="a616" text:class-names="">aTool</text:span><text:span text:style-name="a617" text:class-names=""/></text:p>
          </draw:text-box>
          <svg:title/>
          <svg:desc/>
        </draw:frame>
        <draw:custom-shape svg:x="5.31772in" svg:y="4.9374in" svg:width="0in" svg:height="2.26575in" draw:id="id93" draw:style-name="a622" draw:name="Straight Connector 41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60236in" svg:y="4.9374in" svg:width="0in" svg:height="2.2815in" draw:id="id94" draw:style-name="a625" draw:name="Straight Connector 42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71693in" svg:y="4.9374in" svg:width="0in" svg:height="2.27599in" draw:id="id95" draw:style-name="a628" draw:name="Straight Connector 4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31" draw:name="TextBox 44" svg:x="1.61457in" svg:y="4.99134in" svg:width="0.90276in" svg:height="0.26732in">
          <draw:text-box>
            <text:p text:style-name="a630" text:class-names="" text:cond-style-name=""><text:span text:style-name="a629" text:class-names="">mouseDown</text:span></text:p>
          </draw:text-box>
          <svg:title/>
          <svg:desc/>
        </draw:frame>
        <draw:frame draw:id="id97" draw:style-name="a634" draw:name="TextBox 45" svg:x="1.61457in" svg:y="5.44961in" svg:width="0.84212in" svg:height="0.26732in">
          <draw:text-box>
            <text:p text:style-name="a633" text:class-names="" text:cond-style-name=""><text:span text:style-name="a632" text:class-names="">mouseDrag</text:span></text:p>
          </draw:text-box>
          <svg:title/>
          <svg:desc/>
        </draw:frame>
        <draw:frame draw:id="id98" draw:style-name="a637" draw:name="TextBox 46" svg:x="1.61457in" svg:y="5.92874in" svg:width="0.73425in" svg:height="0.26732in">
          <draw:text-box>
            <text:p text:style-name="a636" text:class-names="" text:cond-style-name=""><text:span text:style-name="a635" text:class-names="">mouseUp</text:span></text:p>
          </draw:text-box>
          <svg:title/>
          <svg:desc/>
        </draw:frame>
        <draw:frame draw:id="id99" draw:style-name="a640" draw:name="TextBox 47" svg:x="4.35748in" svg:y="5.68937in" svg:width="0.82638in" svg:height="0.26732in">
          <draw:text-box>
            <text:p text:style-name="a639" text:class-names="" text:cond-style-name=""><text:span text:style-name="a638" text:class-names="">invokeStep</text:span></text:p>
          </draw:text-box>
          <svg:title/>
          <svg:desc/>
        </draw:frame>
        <draw:frame draw:id="id100" draw:style-name="a643" draw:name="TextBox 48" svg:x="4.35748in" svg:y="5.24134in" svg:width="0.84212in" svg:height="0.26732in">
          <draw:text-box>
            <text:p text:style-name="a642" text:class-names="" text:cond-style-name=""><text:span text:style-name="a641" text:class-names="">invokeStart</text:span></text:p>
          </draw:text-box>
          <svg:title/>
          <svg:desc/>
        </draw:frame>
        <draw:frame draw:id="id101" draw:style-name="a646" draw:name="TextBox 49" svg:x="4.35748in" svg:y="6.18228in" svg:width="0.80394in" svg:height="0.26732in">
          <draw:text-box>
            <text:p text:style-name="a645" text:class-names="" text:cond-style-name=""><text:span text:style-name="a644" text:class-names="">invokeEnd</text:span></text:p>
          </draw:text-box>
          <svg:title/>
          <svg:desc/>
        </draw:frame>
        <draw:frame draw:id="id102" draw:style-name="a649" draw:name="TextBox 50" svg:x="4.23976in" svg:y="6.45669in" svg:width="1.03465in" svg:height="0.26732in">
          <draw:text-box>
            <text:p text:style-name="a648" text:class-names="" text:cond-style-name=""><text:span text:style-name="a647" text:class-names="">setDefaultTool</text:span></text:p>
          </draw:text-box>
          <svg:title/>
          <svg:desc/>
        </draw:frame>
        <draw:frame draw:id="id103" draw:style-name="a652" draw:name="TextBox 51" svg:x="6.71693in" svg:y="6.68071in" svg:width="0.76378in" svg:height="0.26732in">
          <draw:text-box>
            <text:p text:style-name="a651" text:class-names="" text:cond-style-name=""><text:span text:style-name="a650" text:class-names="">deactivate</text:span></text:p>
          </draw:text-box>
          <svg:title/>
          <svg:desc/>
        </draw:frame>
        <draw:frame draw:id="id104" draw:style-name="a655" draw:name="TextBox 52" svg:x="7.80906in" svg:y="6.74134in" svg:width="0.63386in" svg:height="0.26732in">
          <draw:text-box>
            <text:p text:style-name="a654" text:class-names="" text:cond-style-name=""><text:span text:style-name="a653" text:class-names="">activate</text:span></text:p>
          </draw:text-box>
          <svg:title/>
          <svg:desc/>
        </draw:frame>
        <draw:g draw:name="Group 53" draw:id="id105">
          <svg:title/>
          <svg:desc/>
          <draw:frame draw:id="id143" draw:style-name="a785" draw:name="TextBox 54" svg:x="6.36614in" svg:y="2.4063in" svg:width="1.5in" svg:height="0.29173in">
            <draw:text-box>
              <text:p text:style-name="a784" text:class-names="" text:cond-style-name=""><text:span text:style-name="a782" text:class-names="">MouseInteractor</text:span><text:span text:style-name="a783" text:class-names=""/></text:p>
            </draw:text-box>
            <svg:title/>
            <svg:desc/>
          </draw:frame>
          <draw:frame draw:id="id144" draw:style-name="a789" draw:name="TextBox 55" svg:x="5.39409in" svg:y="2.98268in" svg:width="1.05551in" svg:height="0.29173in">
            <draw:text-box>
              <text:p text:style-name="a788" text:class-names="" text:cond-style-name=""><text:span text:style-name="a786" text:class-names="">DragInteractor</text:span><text:span text:style-name="a787" text:class-names=""/></text:p>
            </draw:text-box>
            <svg:title/>
            <svg:desc/>
          </draw:frame>
          <draw:frame draw:id="id145" draw:style-name="a792" draw:name="TextBox 56" svg:x="6.61614in" svg:y="2.98268in" svg:width="1.08346in" svg:height="0.29173in">
            <draw:text-box>
              <text:p text:style-name="a791" text:class-names="" text:cond-style-name=""><text:span text:style-name="a790" text:class-names="">HandleInteractor</text:span></text:p>
            </draw:text-box>
            <svg:title/>
            <svg:desc/>
          </draw:frame>
          <draw:frame draw:id="id146" draw:style-name="a795" draw:name="TextBox 57" svg:x="7.89409in" svg:y="2.98268in" svg:width="1.3126in" svg:height="0.29173in">
            <draw:text-box>
              <text:p text:style-name="a794" text:class-names="" text:cond-style-name=""><text:span text:style-name="a793" text:class-names="">SelectAreaInteractor</text:span></text:p>
            </draw:text-box>
            <svg:title/>
            <svg:desc/>
          </draw:frame>
          <draw:custom-shape svg:x="5.88031in" svg:y="2.87835in" svg:width="2.72205in" svg:height="0.10433in" draw:id="id147" draw:style-name="a798" draw:name="Freeform: Shape 58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6915 266" draw:enhanced-path="F M 0 255 L 0 0 6897 0 6897 266 6915 2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5"/>
              <draw:equation draw:name="f7" draw:formula="?f4 / 266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7.14409in" svg:y="2.69803in" svg:width="0in" svg:height="0.29173in" draw:id="id148" draw:style-name="a801" draw:name="Straight Connector 59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795in" svg:y="2.76732in" svg:width="0.13189in" svg:height="0.11102in" draw:id="id149" draw:style-name="a804" draw:name="Freeform: Shape 60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type="non-primitive" svg:viewBox="0 0 336 283" draw:enhanced-path="M 0 283 L 336 283 16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6"/>
              <draw:equation draw:name="f7" draw:formula="?f4 / 283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50" draw:style-name="a808" draw:name="TextBox 61" svg:x="7.40433in" svg:y="2.03819in" svg:width="1.6685in" svg:height="0.30039in">
            <draw:text-box>
              <text:p text:style-name="a807" text:class-names="" text:cond-style-name=""><text:span text:style-name="a805" text:class-names="">SelectionTool</text:span><text:span text:style-name="a806" text:class-names=""><text:s text:c="1"/>support</text:span></text:p>
            </draw:text-box>
            <svg:title/>
            <svg:desc/>
          </draw:frame>
        </draw:g>
        <draw:custom-shape svg:x="1.72559in" svg:y="5.2189in" svg:width="0.89606in" svg:height="0in" draw:id="id106" draw:style-name="a659" draw:name="Straight Connector 62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72559in" svg:y="5.66654in" svg:width="0.89606in" svg:height="0in" draw:id="id107" draw:style-name="a663" draw:name="Straight Connector 6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72559in" svg:y="6.1252in" svg:width="0.89606in" svg:height="0in" draw:id="id108" draw:style-name="a667" draw:name="Straight Connector 64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9" draw:style-name="a670" draw:name="TextBox 65" svg:x="2.8748in" svg:y="5.15787in" svg:width="0.90276in" svg:height="0.26732in">
          <draw:text-box>
            <text:p text:style-name="a669" text:class-names="" text:cond-style-name=""><text:span text:style-name="a668" text:class-names="">mouseDown</text:span></text:p>
          </draw:text-box>
          <svg:title/>
          <svg:desc/>
        </draw:frame>
        <draw:frame draw:id="id110" draw:style-name="a673" draw:name="TextBox 66" svg:x="2.8748in" svg:y="5.61614in" svg:width="0.84212in" svg:height="0.26732in">
          <draw:text-box>
            <text:p text:style-name="a672" text:class-names="" text:cond-style-name=""><text:span text:style-name="a671" text:class-names="">mouseDrag</text:span></text:p>
          </draw:text-box>
          <svg:title/>
          <svg:desc/>
        </draw:frame>
        <draw:frame draw:id="id111" draw:style-name="a676" draw:name="TextBox 67" svg:x="2.8748in" svg:y="6.09567in" svg:width="0.73425in" svg:height="0.26732in">
          <draw:text-box>
            <text:p text:style-name="a675" text:class-names="" text:cond-style-name=""><text:span text:style-name="a674" text:class-names="">mouseUp</text:span></text:p>
          </draw:text-box>
          <svg:title/>
          <svg:desc/>
        </draw:frame>
        <draw:custom-shape svg:x="2.65984in" svg:y="5.38543in" svg:width="1.45827in" svg:height="0in" draw:id="id112" draw:style-name="a680" draw:name="Straight Connector 68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66339in" svg:y="5.83346in" svg:width="1.45827in" svg:height="0in" draw:id="id113" draw:style-name="a684" draw:name="Straight Connector 69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66654in" svg:y="6.29173in" svg:width="1.45866in" svg:height="0in" draw:id="id114" draw:style-name="a688" draw:name="Straight Connector 7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6252in" svg:y="5.19449in" svg:width="0.0937in" svg:height="0.3437in" draw:id="id115" draw:style-name="a691" draw:name="Rectangle 71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165in" svg:y="5.65984in" svg:width="0.0937in" svg:height="0.3437in" draw:id="id116" draw:style-name="a694" draw:name="Rectangle 72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1811in" svg:y="6.1252in" svg:width="0.09016in" svg:height="0.97559in" draw:id="id117" draw:style-name="a697" draw:name="Rectangle 73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543in" svg:y="5.36102in" svg:width="0.0937in" svg:height="0.3437in" draw:id="id118" draw:style-name="a700" draw:name="Rectangle 74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543in" svg:y="5.80551in" svg:width="0.0937in" svg:height="0.3437in" draw:id="id119" draw:style-name="a703" draw:name="Rectangle 7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898in" svg:y="6.27087in" svg:width="0.07992in" svg:height="0.82992in" draw:id="id120" draw:style-name="a706" draw:name="Rectangle 76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2913in" svg:y="6.38543in" svg:width="1.06929in" svg:height="0in" draw:id="id121" draw:style-name="a710" draw:name="Straight Connector 77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54528in" svg:y="6.63898in" svg:width="0.09882in" svg:height="0.46024in" draw:id="id122" draw:style-name="a713" draw:name="Rectangle 78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752in" svg:y="6.92205in" svg:width="0.08858in" svg:height="0.17205in" draw:id="id123" draw:style-name="a716" draw:name="Rectangle 79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11in" svg:y="5.43937in" svg:width="0.0937in" svg:height="0.22756in" draw:id="id124" draw:style-name="a719" draw:name="Rectangle 80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661in" svg:y="5.87677in" svg:width="0.0937in" svg:height="0.22756in" draw:id="id125" draw:style-name="a722" draw:name="Rectangle 81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661in" svg:y="6.35591in" svg:width="0.0937in" svg:height="0.22756in" draw:id="id126" draw:style-name="a725" draw:name="Rectangle 82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1457in" svg:y="2.27598in" svg:width="0in" svg:height="0.48425in" draw:id="id127" draw:style-name="a730" draw:name="Straight Connector 8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8" draw:style-name="a733" draw:name="TextBox 84" svg:x="3.53507in" svg:y="2.39921in" svg:width="0.84212in" svg:height="0.26732in">
          <draw:text-box>
            <text:p text:style-name="a732" text:class-names="" text:cond-style-name=""><text:span text:style-name="a731" text:class-names="">notification</text:span></text:p>
          </draw:text-box>
          <svg:title/>
          <svg:desc/>
        </draw:frame>
        <draw:custom-shape svg:x="3.61968in" svg:y="3.14055in" svg:width="0in" svg:height="0.66142in" draw:id="id129" draw:style-name="a737" draw:name="Straight Connector 85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0" draw:style-name="a740" draw:name="TextBox 86" svg:x="3.6361in" svg:y="3.31772in" svg:width="0.7189in" svg:height="0.43386in">
          <draw:text-box>
            <text:p text:style-name="a739" text:class-names="" text:cond-style-name=""><text:span text:style-name="a738" text:class-names="">figure<text:line-break/>container</text:span></text:p>
          </draw:text-box>
          <svg:title/>
          <svg:desc/>
        </draw:frame>
        <draw:frame draw:id="id131" draw:style-name="a744" draw:name="TextBox 87" svg:x="6.14505in" svg:y="4.65118in" svg:width="0.6252in" svg:height="0.26732in">
          <draw:text-box>
            <text:p text:style-name="a743" text:class-names="" text:cond-style-name=""><text:span text:style-name="a741" text:class-names="">aFigure</text:span><text:span text:style-name="a742" text:class-names=""/></text:p>
          </draw:text-box>
          <svg:title/>
          <svg:desc/>
        </draw:frame>
        <draw:custom-shape svg:x="6.45669in" svg:y="4.93071in" svg:width="0in" svg:height="2.2811in" draw:id="id132" draw:style-name="a747" draw:name="Straight Connector 88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0984in" svg:y="5.92362in" svg:width="0.09567in" svg:height="0.21693in" draw:id="id133" draw:style-name="a750" draw:name="Rectangle 89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753" draw:name="TextBox 90" svg:x="5.55039in" svg:y="5.73622in" svg:width="0.67205in" svg:height="0.26732in">
          <draw:text-box>
            <text:p text:style-name="a752" text:class-names="" text:cond-style-name=""><text:span text:style-name="a751" text:class-names="">moveBy</text:span></text:p>
          </draw:text-box>
          <svg:title/>
          <svg:desc/>
        </draw:frame>
        <draw:custom-shape svg:x="5.39055in" svg:y="5.9374in" svg:width="0.97913in" svg:height="0in" draw:id="id135" draw:style-name="a757" draw:name="Straight Connector 91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01024in" svg:y="2.11457in" svg:width="0.17205in" svg:height="0.11969in" draw:id="id136" draw:style-name="a760" draw:name="Freeform: Shape 92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438 305" draw:enhanced-path="M 0 159 L 224 0 438 159 224 30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8"/>
            <draw:equation draw:name="f7" draw:formula="?f4 / 30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4252in" svg:y="2.24488in" svg:width="0.13701in" svg:height="0.13031in" draw:id="id137" draw:style-name="a763" draw:name="Freeform: Shape 9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349 332" draw:enhanced-path="M 0 173 L 179 0 349 173 179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9"/>
            <draw:equation draw:name="f7" draw:formula="?f4 / 33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149in" svg:y="2.24646in" svg:width="0.13701in" svg:height="0.13031in" draw:id="id138" draw:style-name="a766" draw:name="Freeform: Shape 94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349 332" draw:enhanced-path="M 0 173 L 179 0 349 173 179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9"/>
            <draw:equation draw:name="f7" draw:formula="?f4 / 33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90276in" svg:y="2.38031in" svg:width="1.05748in" svg:height="0.42717in" draw:id="id139" draw:style-name="a770" draw:name="Freeform: Shape 95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687 1086" draw:enhanced-path="F M 0 0 L 0 424 2687 108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87"/>
            <draw:equation draw:name="f7" draw:formula="?f4 / 108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37165in" svg:y="3.11614in" svg:width="0.13701in" svg:height="0.13031in" draw:id="id140" draw:style-name="a773" draw:name="Freeform: Shape 96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349 332" draw:enhanced-path="M 0 173 L 179 0 349 173 179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9"/>
            <draw:equation draw:name="f7" draw:formula="?f4 / 33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6338in" svg:y="6.87013in" svg:width="3.27953in" svg:height="0in" draw:id="id141" draw:style-name="a777" draw:name="Straight Connector 9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68754in" svg:y="6.97913in" svg:width="0.89606in" svg:height="0in" draw:id="id142" draw:style-name="a781" draw:name="Straight Connector 9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826">
          <draw:frame draw:id="id155" draw:style-name="a823" draw:name="Slide Number Placeholder 6" svg:x="4.67953in" svg:y="11.10827in" svg:width="3.5878in" svg:height="0.58425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1" svg:x="1.21181in" svg:y="0.88889in" svg:width="5.84375in" svg:height="4.38368in" presentation:class="page" draw:id="id156" presentation:style-name="a824" draw:name="Slide Image Placeholder 1">
            <svg:title/>
            <svg:desc/>
          </draw:page-thumbnail>
          <draw:frame draw:id="id157" presentation:style-name="a8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60" svg:viewBox="0 0 20 30" svg:d="m10 0-10 30h20z"/>
    <draw:marker draw:name="a687" svg:viewBox="0 0 20 30" svg:d="m10 0-10 30h20z"/>
    <draw:marker draw:name="a756" svg:viewBox="0 0 20 30" svg:d="m10 0-10 30h20z"/>
    <draw:marker draw:name="a564" svg:viewBox="0 0 20 30" svg:d="m10 0-10 30h20z"/>
    <draw:marker draw:name="a568" svg:viewBox="0 0 20 30" svg:d="m10 0-10 30h20z"/>
    <draw:marker draw:name="a780" svg:viewBox="0 0 20 30" svg:d="m10 0-10 30h20z"/>
    <draw:marker draw:name="a511" svg:viewBox="0 0 20 30" svg:d="m10 0-10 30h20z"/>
    <draw:marker draw:name="a709" svg:viewBox="0 0 20 30" svg:d="m10 0-10 30h20z"/>
    <draw:marker draw:name="a552" svg:viewBox="0 0 20 30" svg:d="m10 0-10 30h20z"/>
    <draw:marker draw:name="a515" svg:viewBox="0 0 20 30" svg:d="m10 0-10 30h20z"/>
    <draw:marker draw:name="a679" svg:viewBox="0 0 20 30" svg:d="m10 0-10 30h20z"/>
    <draw:marker draw:name="a662" svg:viewBox="0 0 20 30" svg:d="m10 0-10 30h20z"/>
    <draw:marker draw:name="a556" svg:viewBox="0 0 20 30" svg:d="m10 0-10 30h20z"/>
    <draw:marker draw:name="a666" svg:viewBox="0 0 20 30" svg:d="m10 0-10 30h20z"/>
    <draw:marker draw:name="a736" svg:viewBox="0 0 20 30" svg:d="m10 0-10 30h20z"/>
    <draw:marker draw:name="a507" svg:viewBox="0 0 20 30" svg:d="m10 0-10 30h20z"/>
    <draw:marker draw:name="a776" svg:viewBox="0 0 20 30" svg:d="m10 0-10 30h20z"/>
    <draw:marker draw:name="a583" svg:viewBox="0 0 20 30" svg:d="m10 0-10 30h20z"/>
    <draw:marker draw:name="a548" svg:viewBox="0 0 20 30" svg:d="m10 0-10 30h20z"/>
    <draw:marker draw:name="a658" svg:viewBox="0 0 20 30" svg:d="m10 0-10 30h20z"/>
    <draw:marker draw:name="a729" svg:viewBox="0 0 20 30" svg:d="m10 0-10 30h20z"/>
    <draw:marker draw:name="a769" svg:viewBox="0 0 20 30" svg:d="m10 0-10 30h20z"/>
    <draw:marker draw:name="a683" svg:viewBox="0 0 20 30" svg:d="m10 0-10 30h20z"/>
    <draw:stroke-dash draw:name="a728" draw:style="rect" draw:dots1="1" draw:dots1-length="0.01378in" draw:distance="0.013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9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draw:fill="none" draw:stroke="non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">
      <style:graphic-properties draw:fill="none" draw:stroke="none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7">
      <style:graphic-properties draw:fill="none" draw:stroke="non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591in" fo:padding-bottom="0.05591in" fo:padding-left="0.10512in" fo:padding-right="0.10512in" draw:textarea-vertical-align="top" draw:textarea-horizontal-align="left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ster0" style:page-layout-name="pageLayout1" draw:style-name="a0">
      <draw:custom-shape svg:x="0in" svg:y="0in" svg:width="10in" svg:height="7.5in" draw:id="id0" draw:style-name="a3" draw:name="Rectangl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1" draw:style-name="a6" draw:name="Straight Connector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23">
        <draw:page-thumbnail svg:x="0.23622in" svg:y="0.88858in" svg:width="7.79449in" svg:height="4.38425in" presentation:class="page" draw:id="id2" presentation:style-name="a7" draw:name="Slide Image Placeholder 1">
          <svg:title/>
          <svg:desc/>
        </draw:page-thumbnail>
        <draw:frame draw:id="id3" presentation:style-name="a10" draw:name="Notes Placeholder 2" svg:x="0.82677in" svg:y="5.55394in" svg:width="6.61378in" svg:height="5.26142in" presentation:class="notes" presentation:placeholder="false">
          <draw:text-box>
            <text:p text:style-name="a9" text:class-names="" text:cond-style-name=""><text:span text:style-name="a8" text:class-names=""/></text:p>
          </draw:text-box>
          <svg:title/>
          <svg:desc/>
        </draw:frame>
        <draw:frame draw:id="id4" presentation:style-name="a13" draw:name="Header Placeholder 3" svg:x="0in" svg:y="0in" svg:width="3.5878in" svg:height="0.58425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5" presentation:style-name="a16" draw:name="Date Placeholder 4" svg:x="4.67953in" svg:y="0in" svg:width="3.5878in" svg:height="0.58425in" presentation:class="date-time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6" presentation:style-name="a19" draw:name="Footer Placeholder 5" svg:x="0in" svg:y="11.10827in" svg:width="3.5878in" svg:height="0.58425in" presentation:class="footer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Slide Number Placeholder 6" svg:x="4.67953in" svg:y="11.10827in" svg:width="3.5878in" svg:height="0.58425in" presentation:class="page-number" presentation:placeholder="false">
          <draw:text-box>
            <text:p text:style-name="a21" text:class-names="" text:cond-style-name=""><text:span text:style-name="a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4">
      <draw:custom-shape svg:x="0in" svg:y="0in" svg:width="10in" svg:height="7.5in" draw:id="id8" draw:layer="Master1-bg" draw:style-name="a27" draw:name="Rectangle 3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9" draw:layer="Master1-bg" draw:style-name="a30" draw:name="Straight Connector 4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" presentation:style-name="a34" draw:name="Title 1" svg:x="1.25in" svg:y="1.22743in" svg:width="7.5in" svg:height="2.61111in" presentation:class="title" presentation:placeholder="false">
        <draw:text-box>
          <text:p text:style-name="a33" text:class-names="" text:cond-style-name=""><text:span text:style-name="a31" text:class-names="">Click to edit Master title style</text:span><text:span text:style-name="a32" text:class-names=""/></text:p>
        </draw:text-box>
        <svg:title/>
        <svg:desc/>
      </draw:frame>
      <draw:frame draw:id="id11" presentation:style-name="a38" draw:name="Subtitle 2" svg:x="1.25in" svg:y="3.93924in" svg:width="7.5in" svg:height="1.81076in" presentation:class="subtitle" presentation:placeholder="false">
        <draw:text-box>
          <text:p text:style-name="a37" text:class-names="" text:cond-style-name=""><text:span text:style-name="a35" text:class-names="">Click to edit Master subtitle style</text:span><text:span text:style-name="a36" text:class-names=""/></text:p>
        </draw:text-box>
        <svg:title/>
        <svg:desc/>
      </draw:frame>
      <presentation:notes style:page-layout-name="pageLayout2" draw:style-name="a55">
        <draw:page-thumbnail svg:x="0.23622in" svg:y="0.88858in" svg:width="7.79449in" svg:height="4.38425in" presentation:class="page" draw:id="id2" presentation:style-name="a39" draw:name="Slide Image Placeholder 1">
          <svg:title/>
          <svg:desc/>
        </draw:page-thumbnail>
        <draw:frame draw:id="id3" presentation:style-name="a42" draw:name="Notes Placehold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4" presentation:style-name="a45" draw:name="Header Placehold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5" presentation:style-name="a48" draw:name="Date Placehold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6" presentation:style-name="a51" draw:name="Footer Placehold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7" presentation:style-name="a54" draw:name="Slide Number Placehold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6">
      <draw:custom-shape svg:x="0in" svg:y="0in" svg:width="10in" svg:height="7.5in" draw:id="id12" draw:layer="Master1-bg" draw:style-name="a59" draw:name="Rectangle 3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13" draw:layer="Master1-bg" draw:style-name="a62" draw:name="Straight Connector 4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" presentation:style-name="a66" draw:name="Title 1" svg:x="0.6875in" svg:y="0.39931in" svg:width="8.625in" svg:height="1.44965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5" presentation:style-name="a83" draw:name="Content Placeholder 2" svg:x="0.6875in" svg:y="1.99653in" svg:width="8.625in" svg:height="4.75868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79" text:class-names="">Fifth level</text:span><text:span text:style-name="a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0">
        <draw:page-thumbnail svg:x="0.23622in" svg:y="0.88858in" svg:width="7.79449in" svg:height="4.38425in" presentation:class="page" draw:id="id2" presentation:style-name="a84" draw:name="Slide Image Placeholder 1">
          <svg:title/>
          <svg:desc/>
        </draw:page-thumbnail>
        <draw:frame draw:id="id3" presentation:style-name="a87" draw:name="Notes Placeholder 2" svg:x="0.82677in" svg:y="5.55394in" svg:width="6.61378in" svg:height="5.26142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4" presentation:style-name="a90" draw:name="Header Placehold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5" presentation:style-name="a93" draw:name="Date Placehold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6" draw:name="Footer Placehold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7" presentation:style-name="a99" draw:name="Slide Number Placehold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1">
      <draw:custom-shape svg:x="0in" svg:y="0in" svg:width="10in" svg:height="7.5in" draw:id="id16" draw:layer="Master1-bg" draw:style-name="a104" draw:name="Rectangle 3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17" draw:layer="Master1-bg" draw:style-name="a107" draw:name="Straight Connector 4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8" presentation:style-name="a111" draw:name="Title 1" svg:x="0.68229in" svg:y="1.86979in" svg:width="8.625in" svg:height="3.11979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9" presentation:style-name="a115" draw:name="Text Placeholder 2" svg:x="0.68229in" svg:y="5.0191in" svg:width="8.625in" svg:height="1.64062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2">
        <draw:page-thumbnail svg:x="0.23622in" svg:y="0.88858in" svg:width="7.79449in" svg:height="4.38425in" presentation:class="page" draw:id="id2" presentation:style-name="a116" draw:name="Slide Image Placeholder 1">
          <svg:title/>
          <svg:desc/>
        </draw:page-thumbnail>
        <draw:frame draw:id="id3" presentation:style-name="a119" draw:name="Notes Placeholder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4" presentation:style-name="a122" draw:name="Header Placeholder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5" presentation:style-name="a125" draw:name="Date Placeholder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6" presentation:style-name="a128" draw:name="Footer Placeholder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7" presentation:style-name="a131" draw:name="Slide Number Placehold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3">
      <draw:custom-shape svg:x="0in" svg:y="0in" svg:width="10in" svg:height="7.5in" draw:id="id20" draw:layer="Master1-bg" draw:style-name="a136" draw:name="Rectangle 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21" draw:layer="Master1-bg" draw:style-name="a139" draw:name="Straight Connector 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2" presentation:style-name="a143" draw:name="Title 1" svg:x="0.6875in" svg:y="0.39931in" svg:width="8.625in" svg:height="1.44965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23" presentation:style-name="a160" draw:name="Content Placeholder 2" svg:x="0.6875in" svg:y="1.99653in" svg:width="4.22917in" svg:height="4.7586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77" draw:name="Content Placeholder 3" svg:x="5.08333in" svg:y="1.99653in" svg:width="4.22917in" svg:height="4.75868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4">
        <draw:page-thumbnail svg:x="0.23622in" svg:y="0.88858in" svg:width="7.79449in" svg:height="4.38425in" presentation:class="page" draw:id="id2" presentation:style-name="a178" draw:name="Slide Image Placeholder 1">
          <svg:title/>
          <svg:desc/>
        </draw:page-thumbnail>
        <draw:frame draw:id="id3" presentation:style-name="a181" draw:name="Notes Placeholder 2" svg:x="0.82677in" svg:y="5.55394in" svg:width="6.61378in" svg:height="5.26142in" presentation:class="notes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4" presentation:style-name="a184" draw:name="Header Placeholder 3" svg:x="0in" svg:y="0in" svg:width="3.5878in" svg:height="0.5842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5" presentation:style-name="a187" draw:name="Date Placeholder 4" svg:x="4.67953in" svg:y="0in" svg:width="3.5878in" svg:height="0.58425in" presentation:class="date-time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0" draw:name="Footer Placeholder 5" svg:x="0in" svg:y="11.10827in" svg:width="3.5878in" svg:height="0.5842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7" presentation:style-name="a193" draw:name="Slide Number Placeholder 6" svg:x="4.67953in" svg:y="11.10827in" svg:width="3.5878in" svg:height="0.5842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5">
      <draw:custom-shape svg:x="0in" svg:y="0in" svg:width="10in" svg:height="7.5in" draw:id="id25" draw:layer="Master1-bg" draw:style-name="a198" draw:name="Rectangle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26" draw:layer="Master1-bg" draw:style-name="a201" draw:name="Straight Connector 7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7" presentation:style-name="a205" draw:name="Title 1" svg:x="0.68924in" svg:y="0.39931in" svg:width="8.625in" svg:height="1.44965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28" presentation:style-name="a209" draw:name="Text Placeholder 2" svg:x="0.68924in" svg:y="1.83854in" svg:width="4.2309in" svg:height="0.9010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</draw:text-box>
        <svg:title/>
        <svg:desc/>
      </draw:frame>
      <draw:frame draw:id="id29" presentation:style-name="a226" draw:name="Content Placeholder 3" svg:x="0.68924in" svg:y="2.73958in" svg:width="4.2309in" svg:height="4.02951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 le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ifth le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0" draw:name="Text Placeholder 4" svg:x="5.0625in" svg:y="1.83854in" svg:width="4.25174in" svg:height="0.90104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</draw:text-box>
        <svg:title/>
        <svg:desc/>
      </draw:frame>
      <draw:frame draw:id="id31" presentation:style-name="a247" draw:name="Content Placeholder 5" svg:x="5.0625in" svg:y="2.73958in" svg:width="4.25174in" svg:height="4.02951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4">
        <draw:page-thumbnail svg:x="0.23622in" svg:y="0.88858in" svg:width="7.79449in" svg:height="4.38425in" presentation:class="page" draw:id="id2" presentation:style-name="a248" draw:name="Slide Image Placeholder 1">
          <svg:title/>
          <svg:desc/>
        </draw:page-thumbnail>
        <draw:frame draw:id="id3" presentation:style-name="a251" draw:name="Notes Placeholder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4" presentation:style-name="a254" draw:name="Header Placeholder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5" presentation:style-name="a257" draw:name="Date Placeholder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0" draw:name="Footer Placeholder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7" presentation:style-name="a263" draw:name="Slide Number Placeholder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65">
      <draw:custom-shape svg:x="0in" svg:y="0in" svg:width="10in" svg:height="7.5in" draw:id="id32" draw:layer="Master1-bg" draw:style-name="a268" draw:name="Rectangle 2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33" draw:layer="Master1-bg" draw:style-name="a271" draw:name="Straight Connector 3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4" presentation:style-name="a275" draw:name="Title 1" svg:x="0.6875in" svg:y="0.39931in" svg:width="8.625in" svg:height="1.44965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presentation:notes style:page-layout-name="pageLayout2" draw:style-name="a292">
        <draw:page-thumbnail svg:x="0.23622in" svg:y="0.88858in" svg:width="7.79449in" svg:height="4.38425in" presentation:class="page" draw:id="id2" presentation:style-name="a276" draw:name="Slide Image Placeholder 1">
          <svg:title/>
          <svg:desc/>
        </draw:page-thumbnail>
        <draw:frame draw:id="id3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4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5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93">
      <draw:custom-shape svg:x="0in" svg:y="0in" svg:width="10in" svg:height="7.5in" draw:id="id35" draw:layer="Master1-bg" draw:style-name="a296" draw:name="Rectangle 1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36" draw:layer="Master1-bg" draw:style-name="a299" draw:name="Straight Connector 2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316">
        <draw:page-thumbnail svg:x="0.23622in" svg:y="0.88858in" svg:width="7.79449in" svg:height="4.38425in" presentation:class="page" draw:id="id2" presentation:style-name="a300" draw:name="Slide Image Placeholder 1">
          <svg:title/>
          <svg:desc/>
        </draw:page-thumbnail>
        <draw:frame draw:id="id3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4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5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6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7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17">
      <draw:custom-shape svg:x="0in" svg:y="0in" svg:width="10in" svg:height="7.5in" draw:id="id37" draw:layer="Master1-bg" draw:style-name="a320" draw:name="Rectangle 4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38" draw:layer="Master1-bg" draw:style-name="a323" draw:name="Straight Connector 5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presentation:style-name="a327" draw:name="Title 1" svg:x="0.68924in" svg:y="0.5in" svg:width="3.22569in" svg:height="1.7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0" presentation:style-name="a344" draw:name="Content Placeholder 2" svg:x="4.25174in" svg:y="1.07986in" svg:width="5.0625in" svg:height="5.32986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8" draw:name="Text Placeholder 3" svg:x="0.68924in" svg:y="2.25in" svg:width="3.22569in" svg:height="4.168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65">
        <draw:page-thumbnail svg:x="0.23622in" svg:y="0.88858in" svg:width="7.79449in" svg:height="4.38425in" presentation:class="page" draw:id="id2" presentation:style-name="a349" draw:name="Slide Image Placeholder 1">
          <svg:title/>
          <svg:desc/>
        </draw:page-thumbnail>
        <draw:frame draw:id="id3" presentation:style-name="a352" draw:name="Notes Placeholder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4" presentation:style-name="a355" draw:name="Header Placeholder 3" svg:x="0in" svg:y="0in" svg:width="3.5878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5" presentation:style-name="a358" draw:name="Date Placeholder 4" svg:x="4.67953in" svg:y="0in" svg:width="3.5878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6" presentation:style-name="a361" draw:name="Footer Placeholder 5" svg:x="0in" svg:y="11.10827in" svg:width="3.5878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Slide Number Placeholder 6" svg:x="4.67953in" svg:y="11.10827in" svg:width="3.5878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66">
      <draw:custom-shape svg:x="0in" svg:y="0in" svg:width="10in" svg:height="7.5in" draw:id="id42" draw:layer="Master1-bg" draw:style-name="a369" draw:name="Rectangle 4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43" draw:layer="Master1-bg" draw:style-name="a372" draw:name="Straight Connector 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4" presentation:style-name="a376" draw:name="Title 1" svg:x="0.68924in" svg:y="0.5in" svg:width="3.22569in" svg:height="1.75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5" presentation:style-name="a379" draw:name="Picture Placeholder 2" svg:x="4.25174in" svg:y="1.07986in" svg:width="5.0625in" svg:height="5.32986in" presentation:class="graphic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6" presentation:style-name="a383" draw:name="Text Placeholder 3" svg:x="0.68924in" svg:y="2.25in" svg:width="3.22569in" svg:height="4.1684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00">
        <draw:page-thumbnail svg:x="0.23622in" svg:y="0.88858in" svg:width="7.79449in" svg:height="4.38425in" presentation:class="page" draw:id="id2" presentation:style-name="a384" draw:name="Slide Image Placeholder 1">
          <svg:title/>
          <svg:desc/>
        </draw:page-thumbnail>
        <draw:frame draw:id="id3" presentation:style-name="a387" draw:name="Notes Placehold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4" presentation:style-name="a390" draw:name="Header Placehold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5" presentation:style-name="a393" draw:name="Date Placehold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6" draw:name="Footer Placehold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Slide Number Placehold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01">
      <draw:custom-shape svg:x="0in" svg:y="0in" svg:width="10in" svg:height="7.5in" draw:id="id47" draw:layer="Master1-bg" draw:style-name="a404" draw:name="Rectangle 3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48" draw:layer="Master1-bg" draw:style-name="a407" draw:name="Straight Connector 4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9" presentation:style-name="a411" draw:name="Title 1" svg:x="0.6875in" svg:y="0.39931in" svg:width="8.625in" svg:height="1.44965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0" presentation:style-name="a428" draw:name="Vertical Text Placeholder 2" svg:x="0.6875in" svg:y="1.99653in" svg:width="8.625in" svg:height="4.75868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Second level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4" text:class-names="">Fifth level</text:span><text:span text:style-name="a4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5">
        <draw:page-thumbnail svg:x="0.23622in" svg:y="0.88858in" svg:width="7.79449in" svg:height="4.38425in" presentation:class="page" draw:id="id2" presentation:style-name="a429" draw:name="Slide Image Placeholder 1">
          <svg:title/>
          <svg:desc/>
        </draw:page-thumbnail>
        <draw:frame draw:id="id3" presentation:style-name="a432" draw:name="Notes Placeholder 2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4" presentation:style-name="a435" draw:name="Header Placeholder 3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5" presentation:style-name="a438" draw:name="Date Placeholder 4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1" draw:name="Footer Placeholder 5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Slide Number Placeholder 6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46">
      <draw:custom-shape svg:x="0in" svg:y="0in" svg:width="10in" svg:height="7.5in" draw:id="id51" draw:layer="Master1-bg" draw:style-name="a449" draw:name="Rectangle 3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46in" svg:width="9.99843in" svg:height="0in" draw:id="id52" draw:layer="Master1-bg" draw:style-name="a452" draw:name="Straight Connector 4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3" presentation:style-name="a456" draw:name="Vertical Title 1" svg:x="7.15625in" svg:y="0.39931in" svg:width="2.15625in" svg:height="6.3559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title/>
        <svg:desc/>
      </draw:frame>
      <draw:frame draw:id="id54" presentation:style-name="a473" draw:name="Vertical Text Placeholder 2" svg:x="0.6875in" svg:y="0.39931in" svg:width="6.30208in" svg:height="6.3559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 le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hird le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ifth le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0">
        <draw:page-thumbnail svg:x="0.23622in" svg:y="0.88858in" svg:width="7.79449in" svg:height="4.38425in" presentation:class="page" draw:id="id2" presentation:style-name="a474" draw:name="Slide Image Placeholder 1">
          <svg:title/>
          <svg:desc/>
        </draw:page-thumbnail>
        <draw:frame draw:id="id3" presentation:style-name="a477" draw:name="Notes Placeholder 2" svg:x="0.82677in" svg:y="5.55394in" svg:width="6.61378in" svg:height="5.26142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4" presentation:style-name="a480" draw:name="Header Placeholder 3" svg:x="0in" svg:y="0in" svg:width="3.5878in" svg:height="0.58425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5" presentation:style-name="a483" draw:name="Date Placeholder 4" svg:x="4.67953in" svg:y="0in" svg:width="3.5878in" svg:height="0.58425in" presentation:class="date-time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6" draw:name="Footer Placeholder 5" svg:x="0in" svg:y="11.10827in" svg:width="3.5878in" svg:height="0.5842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7" presentation:style-name="a489" draw:name="Slide Number Placeholder 6" svg:x="4.67953in" svg:y="11.10827in" svg:width="3.5878in" svg:height="0.58425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1">
      <draw:frame draw:id="id55" presentation:style-name="a494" draw:name="Header Placeholder 1" svg:x="0in" svg:y="0in" svg:width="3.5878in" svg:height="0.58425in" presentation:class="head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56" presentation:style-name="a497" draw:name="Date Placeholder 2" svg:x="4.67953in" svg:y="0in" svg:width="3.5878in" svg:height="0.58425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57" presentation:style-name="a500" draw:name="Footer Placeholder 3" svg:x="0in" svg:y="11.10827in" svg:width="3.5878in" svg:height="0.58425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58" presentation:style-name="a503" draw:name="Slide Number Placeholder 4" svg:x="4.67953in" svg:y="11.10827in" svg:width="3.5878in" svg:height="0.58425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otJavaDraw - Architecture Overview</dc:title>
    <meta:initial-creator>EGGENSCHWILER THOMAS</meta:initial-creator>
    <dc:creator>Satrio Adi Rukmono</dc:creator>
    <dc:date>2022-12-02T11:48:36Z</dc:date>
    <meta:editing-cycles>2</meta:editing-cycles>
    <meta:editing-duration>PT100574S</meta:editing-duration>
    <meta:document-statistic meta:paragraph-count="40" meta:word-count="46"/>
  </office:meta>
</office:document-meta>
</file>